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ou se možnosti nastavení</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další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s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Stiskneme tlačítko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Stiskneme tlačítko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Stiskneme tlačítko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Stiskneme tlačítko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Stiskneme tlačítko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Stiskneme tlačítko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